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subtitle">
      <style:graphic-properties draw:fill-color="#ffffff" fo:min-height="5.40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r8" style:family="presentation" style:parent-style-name="LushGreen-title">
      <style:graphic-properties fo:min-height="3.506cm"/>
    </style:style>
    <style:style style:name="pr9" style:family="presentation" style:parent-style-name="LushGreen-outline1" style:list-style-name="L3">
      <style:graphic-properties fo:min-height="11.929cm"/>
    </style:style>
    <style:style style:name="pr10" style:family="presentation" style:parent-style-name="LushGreen-outline1" style:list-style-name="L4">
      <style:graphic-properties fo:min-height="11.929cm"/>
    </style:style>
    <style:style style:name="pr11" style:family="presentation" style:parent-style-name="LushGreen-outline1" style:list-style-name="L4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size="27.7000007629395pt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eeeee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3333"/>
    </style:style>
    <style:style style:name="T10" style:family="text">
      <style:text-properties fo:color="#6666ff"/>
    </style:style>
    <style:style style:name="T11" style:family="text">
      <style:text-properties fo:color="#dddddd"/>
    </style:style>
    <style:style style:name="T12" style:family="text">
      <style:text-properties fo:color="#99ff66"/>
    </style:style>
    <style:style style:name="T13" style:family="text">
      <style:text-properties fo:color="#ff950e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44pt" fo:font-weight="normal" style:font-size-asian="44pt" style:font-weight-asian="normal" style:font-size-complex="44pt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  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)  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)  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)  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)  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)  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)  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)  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)  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)  " style:num-format="A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)  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  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  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  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 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 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 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 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 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  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Titles<text:tab/></text:p>
          </draw:text-box>
        </draw:frame>
        <draw:frame presentation:style-name="pr2" draw:layer="layout" svg:width="25.199cm" svg:height="5.409cm" svg:x="1.4cm" svg:y="11.684cm" presentation:class="subtitle" presentation:user-transformed="true">
          <draw:text-box>
            <text:p>Yi Zhang</text:p>
            <text:p>Hardy Jo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utlin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Purpose</text:p>
              </text:list-item>
              <text:list-item>
                <text:p>Formatting</text:p>
                <text:list>
                  <text:list-item>
                    <text:p>Italics</text:p>
                  </text:list-item>
                  <text:list-item>
                    <text:p>Underlining</text:p>
                  </text:list-item>
                  <text:list-item>
                    <text:p>Quotation Marks</text:p>
                  </text:list-item>
                </text:list>
              </text:list-item>
              <text:list-item>
                <text:p>Capitalization</text:p>
                <text:list>
                  <text:list-item>
                    <text:p>Title Case</text:p>
                  </text:list-item>
                  <text:list-item>
                    <text:p>Sentence Case</text:p>
                  </text:list-item>
                </text:list>
              </text:list-item>
              <text:list-item>
                <text:p>Review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urpose of Tit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1" text:id="id1">Predict the contents accurately.</text:p>
              </text:list-item>
              <text:list-item>
                <text:p xml:id="id2" text:id="id2">Set limits and direct focus.</text:p>
              </text:list-item>
              <text:list-item>
                <text:p xml:id="id3" text:id="id3">Identify work for categorization and searching.</text:p>
              </text:list-item>
              <text:list-item>
                <text:p xml:id="id4" text:id="id4">Remove ambiguity.</text:p>
                <text:p/>
              </text:list-item>
              <text:list-item>
                <text:p xml:id="id5" text:id="id5">“Handlers in Action”</text:p>
              </text:list-item>
              <text:list-item>
                <text:p xml:id="id6" text:id="id6">“Implementing and Benchmarking Algebraic Effect Handlers in Haskell”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1">Formatting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7" text:id="id7">Offset title to make it stand out from the rest of the sentence.</text:p>
              </text:list-item>
              <text:list-item>
                <text:p xml:id="id8" text:id="id8">The reference defines which format to use.</text:p>
                <text:p/>
                <text:p xml:id="id9" text:id="id9"><text:span text:style-name="T2">Which is correct?</text:span></text:p>
              </text:list-item>
              <text:list-item>
                <text:p xml:id="id10" text:id="id10">I read <text:span text:style-name="T3">The Cat in the Hat.</text:span></text:p>
              </text:list-item>
              <text:list-item>
                <text:p xml:id="id11" text:id="id11"><text:span text:style-name="T4">I read “The Cat in the Hat.”</text:span></text:p>
                <text:p><text:span text:style-name="T4"/></text:p>
              </text:list-item>
              <text:list-item>
                <text:p xml:id="id12" text:id="id12"><text:span text:style-name="T4">There are three ways to format: italics, underlining and quot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tal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13" text:id="id13">Italics used when typing.</text:p>
                <text:p/>
                <text:p/>
              </text:list-item>
              <text:list-item>
                <text:p xml:id="id14" text:id="id14">He wrote Technical Communication.</text:p>
              </text:list-item>
              <text:list-item>
                <text:p xml:id="id15" text:id="id15">He wrote <text:span text:style-name="T3">Technical Communica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Underlin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16" text:id="id16">Underlining used when handwriting.</text:p>
                <text:p/>
                <text:p/>
              </text:list-item>
              <text:list-item>
                <text:p xml:id="id17" text:id="id17">He wrote Technical Communication.</text:p>
              </text:list-item>
              <text:list-item>
                <text:p xml:id="id18" text:id="id18">He wrote <text:span text:style-name="T5">Technical Communication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6">When to Use Italics or Underline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19" text:id="id19">Books (<text:span text:style-name="T3">The Great Gatsby</text:span><text:span text:style-name="T4">)</text:span></text:p>
              </text:list-item>
              <text:list-item>
                <text:p xml:id="id20" text:id="id20">Plays (<text:span text:style-name="T3">King Lear</text:span><text:span text:style-name="T4">)</text:span></text:p>
              </text:list-item>
              <text:list-item>
                <text:p xml:id="id21" text:id="id21">Newspapers <text:span text:style-name="T4">(the </text:span><text:span text:style-name="T3">New York Times</text:span><text:span text:style-name="T4">)</text:span></text:p>
              </text:list-item>
              <text:list-item>
                <text:p xml:id="id22" text:id="id22">Magazines (<text:span text:style-name="T3">Popular Science</text:span>)</text:p>
              </text:list-item>
              <text:list-item>
                <text:p xml:id="id23" text:id="id23">TV shows (<text:span text:style-name="T3">Alf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Quotation Mar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24" text:id="id24">Quotation marks are used in both handwriting and typing.</text:p>
                <text:p/>
              </text:list-item>
              <text:list-item>
                <text:p xml:id="id25" text:id="id25">2112 is a long song.</text:p>
              </text:list-item>
              <text:list-item>
                <text:p xml:id="id26" text:id="id26">“2112” is a long song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en to use Quotation Mar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7" text:id="id27">Short work (“The Tell-Tale Heart”)</text:p>
              </text:list-item>
              <text:list-item>
                <text:p xml:id="id28" text:id="id28">Chapter (“Winning the West”)</text:p>
              </text:list-item>
              <text:list-item>
                <text:p xml:id="id29" text:id="id29">Article (“Seal Hunting in Alaska”)</text:p>
              </text:list-item>
              <text:list-item>
                <text:p xml:id="id30" text:id="id30">Essay (“Bullfighting in Hemingway's Fiction”)</text:p>
              </text:list-item>
              <text:list-item>
                <text:p xml:id="id31" text:id="id31">Song (“Wonderwall”)</text:p>
                <text:p/>
              </text:list-item>
              <text:list-item>
                <text:p xml:id="id32" text:id="id32">“A Thousand Excuses for Missing the Tax Deadline” was published in <text:span text:style-name="T3">The Ticker Tap Journal</text:span><text:span text:style-name="T4">.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utlin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Purpose</text:span></text:p>
              </text:list-item>
              <text:list-item>
                <text:p><text:span text:style-name="T7">Formatting</text:span></text:p>
                <text:list>
                  <text:list-item>
                    <text:p><text:span text:style-name="T7">Italics</text:span></text:p>
                  </text:list-item>
                  <text:list-item>
                    <text:p><text:span text:style-name="T7">Underlining</text:span></text:p>
                  </text:list-item>
                  <text:list-item>
                    <text:p><text:span text:style-name="T7">Quotation Marks</text:span></text:p>
                  </text:list-item>
                </text:list>
              </text:list-item>
              <text:list-item>
                <text:p>Capitalization</text:p>
                <text:list>
                  <text:list-item>
                    <text:p>Title Case</text:p>
                  </text:list-item>
                  <text:list-item>
                    <text:p>Sentence Case</text:p>
                  </text:list-item>
                </text:list>
              </text:list-item>
              <text:list-item>
                <text:p>Review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apitaliz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33" text:id="id33">Different style guides have different rules</text:p>
              </text:list-item>
              <text:list-item>
                <text:p xml:id="id34" text:id="id34">MLA uses Title Case</text:p>
              </text:list-item>
              <text:list-item>
                <text:p xml:id="id35" text:id="id35">APA uses Sentence C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itle Cas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xml:id="id36" text:id="id36">Capitalize the first and last word in the title and subtitle.</text:p>
              </text:list-item>
              <text:list-item>
                <text:p xml:id="id37" text:id="id37">Capitalize important words</text:p>
                <text:list>
                  <text:list-item>
                    <text:p xml:id="id38" text:id="id38">Nouns (man, bus, book)</text:p>
                  </text:list-item>
                  <text:list-item>
                    <text:p xml:id="id39" text:id="id39">Adjectives (angry, lovely, small)</text:p>
                  </text:list-item>
                  <text:list-item>
                    <text:p xml:id="id40" text:id="id40">Verbs (run, eat, sleep)</text:p>
                  </text:list-item>
                  <text:list-item>
                    <text:p xml:id="id41" text:id="id41">Adverbs (slowly, quickly, quietly)</text:p>
                  </text:list-item>
                  <text:list-item>
                    <text:p xml:id="id42" text:id="id42">Pronouns (he, she, it)</text:p>
                  </text:list-item>
                  <text:list-item>
                    <text:p xml:id="id43" text:id="id43">Subordinate conjunctions (as, because, that)</text:p>
                  </text:list-item>
                </text:list>
              </text:list-item>
              <text:list-item>
                <text:p xml:id="id44" text:id="id44">Capitalize words with more than 4 letters</text:p>
              </text:list-item>
              <text:list-item>
                <text:p xml:id="id45" text:id="id45">Lowercase everything else.</text:p>
                <text:list>
                  <text:list-item>
                    <text:p xml:id="id46" text:id="id46">Articles (a, an, the)</text:p>
                  </text:list-item>
                  <text:list-item>
                    <text:p xml:id="id47" text:id="id47">Coordinating conjunctions (and, but, or)</text:p>
                  </text:list-item>
                  <text:list-item>
                    <text:p xml:id="id48" text:id="id48">Prepositions (on, at, from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Example of Title C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49" text:id="id49"><text:span text:style-name="T8">Kammar et al. based their work on “Handlers of algebraic effects”.</text:span></text:p>
              </text:list-item>
              <text:list-item>
                <text:p xml:id="id50" text:id="id50"><text:span text:style-name="T8">Kammar et al. based their work on “Handlers of Algebraic Effects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entence C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51" text:id="id51">Used by APA.</text:p>
                <text:p/>
              </text:list-item>
              <text:list-item>
                <text:p xml:id="id52" text:id="id52">Capitalize the first word of the title and first word of the subtitle</text:p>
              </text:list-item>
              <text:list-item>
                <text:p xml:id="id53" text:id="id53">Capitalize proper names</text:p>
              </text:list-item>
              <text:list-item>
                <text:p xml:id="id54" text:id="id54">Lowercase everything else</text:p>
                <text:p/>
              </text:list-item>
              <text:list-item>
                <text:p xml:id="id55" text:id="id55">Phipps et al. was published in <text:span text:style-name="T3">Calendar and time diary: Methods in life course research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utlin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Purpose</text:span></text:p>
              </text:list-item>
              <text:list-item>
                <text:p><text:span text:style-name="T7">Formatting</text:span></text:p>
                <text:list>
                  <text:list-item>
                    <text:p><text:span text:style-name="T7">Italics</text:span></text:p>
                  </text:list-item>
                  <text:list-item>
                    <text:p><text:span text:style-name="T7">Underlining</text:span></text:p>
                  </text:list-item>
                  <text:list-item>
                    <text:p><text:span text:style-name="T7">Quotation Marks</text:span></text:p>
                  </text:list-item>
                </text:list>
              </text:list-item>
              <text:list-item>
                <text:p><text:span text:style-name="T7">Capitalization</text:span></text:p>
                <text:list>
                  <text:list-item>
                    <text:p><text:span text:style-name="T7">Title Case</text:span></text:p>
                  </text:list-item>
                  <text:list-item>
                    <text:p><text:span text:style-name="T7">Sentence Case</text:span></text:p>
                  </text:list-item>
                </text:list>
              </text:list-item>
              <text:list-item>
                <text:p>Review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eview</text:p>
          </draw:text-box>
        </draw:frame>
        <draw:frame presentation:style-name="pr5" draw:layer="layout" svg:width="25.2cm" svg:height="14.492cm" svg:x="1.4cm" svg:y="5.066cm" presentation:class="outline" presentation:user-transformed="true">
          <draw:text-box>
            <text:list text:style-name="L2">
              <text:list-item>
                <text:p xml:id="id56" text:id="id56">Describe the work to potential readers</text:p>
              </text:list-item>
              <text:list-item>
                <text:p xml:id="id57" text:id="id57">Format to delimit the resource.</text:p>
              </text:list-item>
              <text:list-item>
                <text:p xml:id="id58" text:id="id58">Italics are used when typing.</text:p>
              </text:list-item>
              <text:list-item>
                <text:p xml:id="id59" text:id="id59">Underlines are used when handwriting.</text:p>
              </text:list-item>
              <text:list-item>
                <text:p xml:id="id60" text:id="id60">Quotations are used when referencing smaller pieces of work.</text:p>
              </text:list-item>
              <text:list-item>
                <text:p xml:id="id61" text:id="id61">Different style guides use different capitalization.</text:p>
              </text:list-item>
              <text:list-item>
                <text:p xml:id="id62" text:id="id62">MLA uses title case.</text:p>
              </text:list-item>
              <text:list-item>
                <text:p xml:id="id63" text:id="id63">APA uses sentence cas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Examp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xml:id="id64" text:id="id64">continuous production of biodiesel from vegetable oil using supercritical ethanol/carbon dioxide mixtures</text:p>
              </text:list-item>
              <text:list-item>
                <text:p xml:id="id65" text:id="id65"><text:span text:style-name="T9">continuous</text:span> <text:span text:style-name="T10">production</text:span> <text:span text:style-name="T11">of</text:span> <text:span text:style-name="T10">biodiesel</text:span> <text:span text:style-name="T11">from</text:span> <text:span text:style-name="T10">vegetable</text:span> <text:span text:style-name="T10">oil</text:span> <text:span text:style-name="T12">using</text:span> <text:span text:style-name="T13">supercritical</text:span> <text:span text:style-name="T10">ethanol</text:span>/<text:span text:style-name="T10">carbon</text:span> <text:span text:style-name="T10">dioxide</text:span> <text:span text:style-name="T9">mixtures</text:span></text:p>
              </text:list-item>
              <text:list-item>
                <text:p xml:id="id66" text:id="id66"><text:span text:style-name="T9">First and Last</text:span></text:p>
              </text:list-item>
              <text:list-item>
                <text:p xml:id="id67" text:id="id67"><text:span text:style-name="T10">Noun</text:span></text:p>
              </text:list-item>
              <text:list-item>
                <text:p xml:id="id68" text:id="id68"><text:span text:style-name="T12">Gerund</text:span></text:p>
              </text:list-item>
              <text:list-item>
                <text:p xml:id="id69" text:id="id69"><text:span text:style-name="T13">Adjective</text:span></text:p>
              </text:list-item>
              <text:list-item>
                <text:p xml:id="id70" text:id="id70"><text:span text:style-name="T11">Preposition</text:span></text:p>
              </text:list-item>
              <text:list-item>
                <text:p xml:id="id71" text:id="id71"><text:span text:style-name="T14">Continuous Production of Biodiesel from Vegetable Oil using Supercritical Ethanol/Carbon Dioxide Mix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>
        <office:forms form:automatic-focus="false" form:apply-design-mode="false"/>
        <draw:frame presentation:style-name="pr8" draw:layer="layout" svg:width="25.199cm" svg:height="3.506cm" svg:x="1.217cm" svg:y="7.67cm" presentation:class="title" presentation:user-transformed="true">
          <draw:text-box>
            <text:p>QUIZ TIME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text-style-name="P1" draw:layer="layout" svg:width="25.2cm" svg:height="3.473cm" svg:x="1.4cm" svg:y="0.263cm" presentation:class="title" presentation:user-transformed="true">
          <draw:text-box>
            <text:p text:style-name="P1"><text:span text:style-name="T15">ode to taxes uncalculated</text:span><text:span text:style-name="T16"> (poem)</text:span><text:span text:style-name="T6"> is in </text:span><text:span text:style-name="T15">the tax poems.</text:span><text:span text:style-name="T16"> (book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de to taxes uncalculated is in <text:span text:style-name="T5">The Tax Poems</text:span><text:span text:style-name="T17">.</text:span></text:p>
              </text:list-item>
              <text:list-item>
                <text:p><text:span text:style-name="T3">Ode to taxes uncalculated</text:span> is in <text:span text:style-name="T3">The Tax Poems.</text:span></text:p>
              </text:list-item>
              <text:list-item>
                <text:p><text:span text:style-name="T4">“</text:span><text:span text:style-name="T4">Ode to taxes uncalculated” is in</text:span><text:span text:style-name="T3"> The Tax Poems.</text:span></text:p>
              </text:list-item>
              <text:list-item>
                <text:p><text:span text:style-name="T4">“</text:span><text:span text:style-name="T4">Ode to taxes uncalculated” is in</text:span><text:span text:style-name="T3"> </text:span><text:span text:style-name="T4">“</text:span><text:span text:style-name="T18">The Tax Poems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6">We were watching </text:span><text:span text:style-name="T15">60 minutes</text:span><text:span text:style-name="T16">.</text:span>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4">
              <text:list-item>
                <text:p>We were watching 60 Minutes.</text:p>
              </text:list-item>
              <text:list-item>
                <text:p>We were watching “60 Minutes.”</text:p>
              </text:list-item>
              <text:list-item>
                <text:p><text:span text:style-name="T4">We were watching </text:span><text:span text:style-name="T3">60 Minutes.</text:span></text:p>
              </text:list-item>
              <text:list-item>
                <text:p><text:span text:style-name="T4">We were watching </text:span><text:span text:style-name="T19">60 minutes</text:span><text:span text:style-name="T1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text-style-name="P1" draw:layer="layout" svg:width="25.2cm" svg:height="3.473cm" svg:x="1.4cm" svg:y="0.264cm" presentation:class="title" presentation:user-transformed="true">
          <draw:text-box>
            <text:p text:style-name="P1"><text:span text:style-name="T6">Wu mentioned the solution in </text:span><text:span text:style-name="T15">effect handlers in scope</text:span><text:span text:style-name="T16">.</text:span></text:p>
          </draw:text-box>
        </draw:frame>
        <draw:frame presentation:style-name="pr11" draw:layer="layout" svg:width="25.2cm" svg:height="12.179cm" svg:x="1.4cm" svg:y="5.066cm" presentation:class="outline">
          <draw:text-box>
            <text:list text:style-name="L4">
              <text:list-item>
                <text:p>Wu mentioned the solution in “E<text:span text:style-name="T8">ffect Handlers in Scope.”</text:span></text:p>
              </text:list-item>
              <text:list-item>
                <text:p><text:span text:style-name="T8">Wu mentioned the solution in “Effect handlers in scope.”</text:span></text:p>
              </text:list-item>
              <text:list-item>
                <text:p><text:span text:style-name="T8">Wu mentioned the solution in “Effect Handlers In Scope.”</text:span></text:p>
              </text:list-item>
              <text:list-item>
                <text:p><text:span text:style-name="T8">Wu mentioned the solution in “effect handlers in scope.”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acker, D. (1992). <text:span text:style-name="T3">A Writer's Reference</text:span><text:span text:style-name="T4">. Boston, MA: Beford Books of St. Martin's Press.</text:span></text:p>
              </text:list-item>
              <text:list-item>
                <text:p><text:span text:style-name="T4">Heffernan, J. A. W., &amp; Lincoln J. E. (1982). </text:span><text:span text:style-name="T3">Writing – A College Handbook</text:span><text:span text:style-name="T4">. New York, NY: Norton.</text:span></text:p>
              </text:list-item>
              <text:list-item>
                <text:p><text:span text:style-name="T4">"Rules for Capitalization in Titles of Articles." YourDictionary, n.d. Web. 20 October 2014.</text:span></text:p>
              </text:list-item>
              <text:list-item>
                <text:p><text:span text:style-name="T3">The Purdue OWL Family of Sites</text:span><text:span text:style-name="T4">. The Writing Lab and OWL at Purdue and Purdue U, 2014. Web. 20 Oct. 2014.</text:span></text:p>
              </text:list-item>
              <text:list-item>
                <text:p><text:span text:style-name="T4">"Titles Using Italics and Quotation Marks." YourDictionary, n.d. Web. 20 October 2014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4:18:16.672493113</meta:creation-date>
    <meta:generator>LibreOffice/4.2.6.3$Linux_X86_64 LibreOffice_project/420m0$Build-3</meta:generator>
    <dc:date>2014-10-21T00:46:49.517981458</dc:date>
    <meta:editing-duration>PT4H11M51S</meta:editing-duration>
    <meta:editing-cycles>55</meta:editing-cycles>
    <meta:document-statistic meta:object-count="120"/>
  </office:meta>
</office:document-meta>
</file>